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532" officeooo:paragraph-rsid="0001a532"/>
    </style:style>
    <style:style style:name="P2" style:family="paragraph" style:parent-style-name="Standard">
      <style:text-properties fo:font-weight="bold" officeooo:rsid="0001a532" officeooo:paragraph-rsid="0001a53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DLC Assignment-1</text:p>
      <text:p text:style-name="P1"/>
      <text:p text:style-name="P2">Q:</text:p>
      <text:p text:style-name="P2">research and compare sdlc models suitable for engineering projects. Present findings on waterfall,agile, spiral and v-model approaches , emphazing advantages, disadvantages and applicability in different engineering context.</text:p>
      <text:p text:style-name="P1"/>
      <text:p text:style-name="P2">Answer:</text:p>
      <text:p text:style-name="P1">Here are Software Development Life Cycle (SDLC) models, highlighting their advantages, disadvantages, and applicability in engineering projects.</text:p>
      <text:p text:style-name="P1"/>
      <text:p text:style-name="P1">1. **Waterfall Model:**</text:p>
      <text:p text:style-name="P1"/>
      <text:p text:style-name="P1"><text:s text:c="3"/>- **Advantages:**</text:p>
      <text:p text:style-name="P1"><text:s text:c="5"/>- Simple and easy to understand.</text:p>
      <text:p text:style-name="P1"><text:s text:c="5"/>- Well-suited for projects with clear and stable requirements.</text:p>
      <text:p text:style-name="P1"><text:s text:c="5"/>- Each phase has specific deliverables and a review process, ensuring thorough documentation and quality control.</text:p>
      <text:p text:style-name="P1"><text:s text:c="5"/>- Easy to manage due to its linear nature.</text:p>
      <text:p text:style-name="P1"/>
      <text:p text:style-name="P1"><text:s text:c="3"/>- **Disadvantages:**</text:p>
      <text:p text:style-name="P1"><text:s text:c="5"/>- Lack of flexibility, making it difficult to accommodate changes in requirements.</text:p>
      <text:p text:style-name="P1"><text:s text:c="5"/>- High risk of project failure if requirements are not accurately gathered at the beginning.</text:p>
      <text:p text:style-name="P1"><text:s text:c="5"/>- Limited customer involvement until the end of the project, which can lead to misunderstandings.</text:p>
      <text:p text:style-name="P1"/>
      <text:p text:style-name="P1"><text:s text:c="3"/>- **Applicability:**</text:p>
      <text:p text:style-name="P1"><text:s text:c="5"/>- Suitable for projects with well-defined and stable requirements, such as hardware engineering or projects where regulatory compliance is essential.</text:p>
      <text:p text:style-name="P1"/>
      <text:p text:style-name="P1">2. **Agile Model:**</text:p>
      <text:p text:style-name="P1"/>
      <text:p text:style-name="P1"><text:s text:c="3"/>- **Advantages:**</text:p>
      <text:p text:style-name="P1"><text:s text:c="5"/>- Emphasizes customer collaboration and feedback, leading to higher customer satisfaction.</text:p>
      <text:p text:style-name="P1"><text:s text:c="5"/>- Allows for flexibility and adaptability to changing requirements through iterative development cycles.</text:p>
      <text:p text:style-name="P1"><text:s text:c="5"/>- Promotes continuous improvement and delivery of working software.</text:p>
      <text:p text:style-name="P1"><text:s text:c="5"/>- Suitable for complex projects where requirements are likely to evolve.</text:p>
      <text:p text:style-name="P1"/>
      <text:p text:style-name="P1"><text:s text:c="3"/>- **Disadvantages:**</text:p>
      <text:p text:style-name="P1"><text:s text:c="5"/>- Requires active customer involvement, which may not be feasible in all projects.</text:p>
      <text:p text:style-name="P1"><text:s text:c="5"/>- Lack of comprehensive documentation may lead to difficulties in maintaining the system in the long term.</text:p>
      <text:p text:style-name="P1"><text:s text:c="5"/>- May be challenging to estimate time and cost accurately due to the iterative nature of development.</text:p>
      <text:p text:style-name="P1"/>
      <text:p text:style-name="P1"><text:s text:c="3"/>- **Applicability:**</text:p>
      <text:p text:style-name="P1"><text:s text:c="5"/>- Ideal for projects with rapidly changing requirements, such as software development for IoT devices or mobile applications.</text:p>
      <text:p text:style-name="P1"/>
      <text:p text:style-name="P1">3. **Spiral Model:**</text:p>
      <text:p text:style-name="P1"/>
      <text:p text:style-name="P1"><text:soft-page-break/><text:s text:c="3"/>- **Advantages:**</text:p>
      <text:p text:style-name="P1"><text:s text:c="5"/>- Incorporates risk management at each phase, reducing the likelihood of project failure.</text:p>
      <text:p text:style-name="P1"><text:s text:c="5"/>- Allows for iterative development and prototyping, facilitating early feedback and risk mitigation.</text:p>
      <text:p text:style-name="P1"><text:s text:c="5"/>- Well-suited for large and complex projects where risks need to be identified and managed continuously.</text:p>
      <text:p text:style-name="P1"/>
      <text:p text:style-name="P1"><text:s text:c="3"/>- **Disadvantages:**</text:p>
      <text:p text:style-name="P1"><text:s text:c="5"/>- Can be costly and time-consuming due to the iterative nature of development.</text:p>
      <text:p text:style-name="P1"><text:s text:c="5"/>- Requires experienced and skilled personnel to manage the risk analysis process effectively.</text:p>
      <text:p text:style-name="P1"><text:s text:c="5"/>- May result in an extended development schedule if risks are not managed efficiently.</text:p>
      <text:p text:style-name="P1"/>
      <text:p text:style-name="P1"><text:s text:c="3"/>- **Applicability:**</text:p>
      <text:p text:style-name="P1"><text:s text:c="5"/>- Suitable for projects with high levels of uncertainty and technical complexity, such as aerospace or defense engineering projects.</text:p>
      <text:p text:style-name="P1"/>
      <text:p text:style-name="P1">4. **V-Model:**</text:p>
      <text:p text:style-name="P1"/>
      <text:p text:style-name="P1"><text:s text:c="3"/>- **Advantages:**</text:p>
      <text:p text:style-name="P1"><text:s text:c="5"/>- Clearly defines the relationship between each development phase and its corresponding testing phase, ensuring thorough testing and validation.</text:p>
      <text:p text:style-name="P1"><text:s text:c="5"/>- Provides early detection and correction of defects, reducing the likelihood of issues in the final product.</text:p>
      <text:p text:style-name="P1"><text:s text:c="5"/>- Well-suited for projects with stringent quality assurance requirements, such as medical device development.</text:p>
      <text:p text:style-name="P1"/>
      <text:p text:style-name="P1"><text:s text:c="3"/>- **Disadvantages:**</text:p>
      <text:p text:style-name="P1"><text:s text:c="5"/>- Can be rigid and inflexible, making it difficult to accommodate changes in requirements.</text:p>
      <text:p text:style-name="P1"><text:s text:c="5"/>- Requires comprehensive documentation and upfront planning, which can be time-consuming.</text:p>
      <text:p text:style-name="P1"><text:s text:c="5"/>- Testing activities are typically delayed until later stages, increasing the risk of defects going unnoticed until the end of the project.</text:p>
      <text:p text:style-name="P1"/>
      <text:p text:style-name="P1"><text:s text:c="3"/>- **Applicability:**</text:p>
      <text:p text:style-name="P1"><text:s text:c="5"/>- Best suited for projects where quality is of utmost importance and requirements are well-understood, such as critical infrastructure projects or automotive engineering.</text:p>
      <text:p text:style-name="P1"/>
      <text:p text:style-name="P1">In summary, the choice of SDLC model depends on various factors including project requirements, complexity, level of uncertainty, and customer involvement. Each model has its strengths and weaknesses, and it's essential to carefully evaluate these factors before selecting the most suitable approach for a specific engineering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4:21:55.623282853</meta:creation-date>
    <dc:date>2024-06-11T14:25:31.342916450</dc:date>
    <meta:editing-duration>PT3M36S</meta:editing-duration>
    <meta:editing-cycles>1</meta:editing-cycles>
    <meta:document-statistic meta:table-count="0" meta:image-count="0" meta:object-count="0" meta:page-count="2" meta:paragraph-count="52" meta:word-count="562" meta:character-count="4168" meta:non-whitespace-character-count="3472"/>
    <meta:generator>LibreOffice/7.3.7.2$Linux_X86_64 LibreOffice_project/30$Build-2</meta:generator>
  </office:meta>
</office:document-meta>
</file>